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682" officeooo:paragraph-rsid="00198682"/>
    </style:style>
    <style:style style:name="P2" style:family="paragraph" style:parent-style-name="Standard">
      <style:text-properties officeooo:rsid="0019bd65" officeooo:paragraph-rsid="0019bd65"/>
    </style:style>
    <style:style style:name="P3" style:family="paragraph" style:parent-style-name="Standard">
      <style:text-properties officeooo:rsid="0019bd65" officeooo:paragraph-rsid="001fcf76"/>
    </style:style>
    <style:style style:name="P4" style:family="paragraph" style:parent-style-name="Standard">
      <style:text-properties officeooo:rsid="0019bd65" officeooo:paragraph-rsid="0021638f"/>
    </style:style>
    <style:style style:name="P5" style:family="paragraph" style:parent-style-name="Standard">
      <style:text-properties officeooo:rsid="0019bd65" officeooo:paragraph-rsid="0027fe1b"/>
    </style:style>
    <style:style style:name="P6" style:family="paragraph" style:parent-style-name="Standard">
      <style:text-properties officeooo:rsid="0019bd65" officeooo:paragraph-rsid="002a47f5"/>
    </style:style>
    <style:style style:name="P7" style:family="paragraph" style:parent-style-name="Standard">
      <style:text-properties officeooo:rsid="002ac610" officeooo:paragraph-rsid="002ac610"/>
    </style:style>
    <style:style style:name="P8" style:family="paragraph" style:parent-style-name="Standard">
      <style:text-properties officeooo:rsid="002c4397" officeooo:paragraph-rsid="002c4397"/>
    </style:style>
    <style:style style:name="P9" style:family="paragraph" style:parent-style-name="Standard">
      <style:text-properties officeooo:rsid="002e4b00" officeooo:paragraph-rsid="002e4b00"/>
    </style:style>
    <style:style style:name="P10" style:family="paragraph" style:parent-style-name="Standard">
      <style:text-properties officeooo:rsid="003028be" officeooo:paragraph-rsid="003028be"/>
    </style:style>
    <style:style style:name="T1" style:family="text">
      <style:text-properties officeooo:rsid="001cbc86"/>
    </style:style>
    <style:style style:name="T2" style:family="text">
      <style:text-properties officeooo:rsid="001fcf76"/>
    </style:style>
    <style:style style:name="T3" style:family="text">
      <style:text-properties officeooo:rsid="0020b71e"/>
    </style:style>
    <style:style style:name="T4" style:family="text">
      <style:text-properties officeooo:rsid="0021638f"/>
    </style:style>
    <style:style style:name="T5" style:family="text">
      <style:text-properties officeooo:rsid="0021bb29"/>
    </style:style>
    <style:style style:name="T6" style:family="text">
      <style:text-properties officeooo:rsid="002494d8"/>
    </style:style>
    <style:style style:name="T7" style:family="text">
      <style:text-properties officeooo:rsid="002674dc"/>
    </style:style>
    <style:style style:name="T8" style:family="text">
      <style:text-properties officeooo:rsid="0027f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1 </text:p>
      <text:p text:style-name="P1"/>
      <text:p text:style-name="P1"/>
      <text:p text:style-name="P1"/>
      <text:p text:style-name="P2">B.5.: Les switchs ne répondent plus. Quand on on broadcast des ping. On ne peut plus se pinger </text:p>
      <text:p text:style-name="P2">B.6 : Le switch recommance à marcher. </text:p>
      <text:p text:style-name="P3">B.8 : <text:span text:style-name="T1">Non il y a pas d’entrée avec l’adresse FF:FF:FF:FF:FF:FF:FF</text:span></text:p>
      <text:p text:style-name="P3"/>
      <text:p text:style-name="P3"><text:span text:style-name="T2">D</text:span></text:p>
      <text:p text:style-name="P3"><text:span text:style-name="T2">2. 192.168.0.4 est le switch racine </text:span><text:span text:style-name="T5">(le mien)</text:span><text:span text:style-name="T2">. Via la commande show spanning-tree</text:span></text:p>
      <text:p text:style-name="P4"><text:span text:style-name="T3">mettre capture d’écran «Show spanning-tree»</text:span></text:p>
      <text:p text:style-name="P5"><text:span text:style-name="T4">Le spanning tree a un algorithme qui possède un algorithme pour trouver l</text:span><text:span text:style-name="T6">e switch </text:span><text:span text:style-name="T7">r</text:span><text:span text:style-name="T4">acine.<text:line-break/></text:span></text:p>
      <text:p text:style-name="P6"><text:span text:style-name="T8">3. G1 <text:s/>et G8 est désigné et le reste sont bloqués car non utilisés</text:span></text:p>
      <text:p text:style-name="P6"/>
      <text:p text:style-name="P6"/>
      <text:p text:style-name="P7">E.2</text:p>
      <text:p text:style-name="P7"/>
      <text:p text:style-name="P7">«Afficher liste des voisins» </text:p>
      <text:p text:style-name="P8">E.3</text:p>
      <text:p text:style-name="P8"/>
      <text:p text:style-name="P8">E.4</text:p>
      <text:p text:style-name="P8"/>
      <text:p text:style-name="P8">«affiche un deuxième tableau» </text:p>
      <text:p text:style-name="P8">E.5</text:p>
      <text:p text:style-name="P8"/>
      <text:p text:style-name="P8">F</text:p>
      <text:p text:style-name="P8"/>
      <text:p text:style-name="P9">comment prévue il est impossible de communiquer avec les switches</text:p>
      <text:p text:style-name="P9"/>
      <text:p text:style-name="P10">G</text:p>
      <text:p text:style-name="P10"/>
      <text:p text:style-name="P10">6) On peut changer la priorité du switch</text:p>
      <text:p text:style-name="P10">9) très rapide</text:p>
      <text:p text:style-name="P10"/>
      <text:p text:style-name="P10">10) mettre une priorité élevé 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8:41:54.602457699</meta:creation-date>
    <meta:generator>LibreOffice/7.3.7.2$Linux_X86_64 LibreOffice_project/30$Build-2</meta:generator>
    <dc:date>2023-11-17T11:28:41.271986607</dc:date>
    <meta:editing-duration>PT2H16M9S</meta:editing-duration>
    <meta:editing-cycles>14</meta:editing-cycles>
    <meta:document-statistic meta:table-count="0" meta:image-count="0" meta:object-count="0" meta:page-count="1" meta:paragraph-count="21" meta:word-count="125" meta:character-count="705" meta:non-whitespace-character-count="593"/>
  </office:meta>
</office:document-meta>
</file>